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SALMIST LOOKS UP TO THE LORD (121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LORD LOOKS OUT FOR THE PSALMIST (121:3-8).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LORD LOOKS OUT FOR THE PSALMIST (121:3-8).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e will not allow him to fall or stumble (121:3-4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e will protect and preserve him day and night (121:5-8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21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PSALMIST LOOKS UP TO THE LORD (121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LORD LOOKS OUT FOR THE PSALMIST (121:3-8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1 </dc:title>
    <meta:initial-creator>David STRICKLAND</meta:initial-creator>
    <dc:creator>David STRICKLAND</dc:creator>
    <meta:creation-date>2020-02-22T17:39:42Z</meta:creation-date>
    <dc:date>2020-02-22T17:39:42Z</dc:date>
    <meta:template xlink:href="BibleStudy" xlink:type="simple"/>
    <meta:editing-cycles>1</meta:editing-cycles>
    <meta:editing-duration>PT0S</meta:editing-duration>
    <meta:document-statistic meta:paragraph-count="9" meta:word-count="80"/>
  </office:meta>
</office:document-meta>
</file>